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d561" officeooo:paragraph-rsid="001fd561" style:font-weight-asian="bold" style:font-weight-complex="bold"/>
    </style:style>
    <style:style style:name="P2" style:family="paragraph" style:parent-style-name="Standard">
      <style:text-properties fo:font-weight="normal" officeooo:rsid="001fd561" officeooo:paragraph-rsid="001fd56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 3 questions</text:p>
      <text:p text:style-name="P1"/>
      <text:p text:style-name="P2">1837 <text:s/>&amp;lt;p&amp;gt;I am a complete noob at investing. I have never bought stock or invested in anything before but I have $300 I would like to turn into Ethereum. Could someone please tell me step by step how to purchase and own Ethereum using USD?&amp;lt;/p&amp;gt;&amp;#xA; <text:s/></text:p>
      <text:p text:style-name="P2"/>
      <text:p text:style-name="P2">362 <text:s text:c="2"/>&amp;lt;p&amp;gt;There are new terms in Ethereum like smart contract. <text:s/>What is a DApp and how is it different from smart contracts?&amp;lt;/p&amp;gt;&amp;#xA; <text:s/></text:p>
      <text:p text:style-name="P2"><text:s text:c="115"/></text:p>
      <text:p text:style-name="P2">736 <text:s text:c="2"/>&amp;lt;p&amp;gt;What is the difference between a transaction and a call? In some interfaces, I can interact with contracts via calls or via transactions. What is the difference between the two, and can contracts also do transactions and calls?&amp;lt;/p&amp;gt;&amp;#xA; </text:p>
      <text:p text:style-name="P2"/>
      <text:p text:style-name="P1">Top 3 accepted answers</text:p>
      <text:p text:style-name="P1"/>
      <text:p text:style-name="P2">No accepted answer</text:p>
      <text:p text:style-name="P1"/>
      <text:p text:style-name="P2">No accepted answer</text:p>
      <text:p text:style-name="P1"/>
      <text:p text:style-name="P2">741 <text:s text:c="3"/>&amp;lt;h2&amp;gt;Call&amp;lt;/h2&amp;gt;&amp;#xA;&amp;#xA;&amp;lt;p&amp;gt;A call is a local invocation of a contract function that does not broadcast or publish anything on the blockchain.&amp;lt;/p&amp;gt;&amp;#xA;&amp;#xA;&amp;lt;p&amp;gt;It is a read-only operation and will not consume any Ether. <text:s/>It simulates what would happen in a transaction, but discards all the state changes when it is done.&amp;lt;/p&amp;gt;&amp;#xA;&amp;#xA;&amp;lt;p&amp;gt;It is synchronous and the return value of the contract function is returned immediately.&amp;lt;/p&amp;gt;&amp;#xA;&amp;#xA;&amp;lt;p&amp;gt;Its web3.js API is &amp;lt;a href=&amp;quot;https://github.com/ethereum/wiki/wiki/JavaScript-API#web3ethcall&amp;quot; rel=&amp;quot;noreferrer&amp;quot;&amp;gt;web3.eth.call&amp;lt;/a&amp;gt; and is what's used for &amp;lt;a href=&amp;quot;https://ethereum.stackexchange.com/questions/3029/does-soliditys-constant-keyword-do-anything&amp;quot;&amp;gt;&amp;lt;strong&amp;gt;Solidity &amp;lt;code&amp;gt;constant&amp;lt;/code&amp;gt; functions&amp;lt;/strong&amp;gt;&amp;lt;/a&amp;gt;.&amp;lt;/p&amp;gt;&amp;#xA;&amp;#xA;&amp;lt;p&amp;gt;Its underlying JSON-RPC is &amp;lt;a href=&amp;quot;https://github.com/ethereum/wiki/wiki/JSON-RPC#eth_call&amp;quot; rel=&amp;quot;noreferrer&amp;quot;&amp;gt;eth_call&amp;lt;/a&amp;gt;&amp;lt;/p&amp;gt;&amp;#xA;&amp;#xA;&amp;lt;h2&amp;gt;Transaction&amp;lt;/h2&amp;gt;&amp;#xA;&amp;#xA;&amp;lt;p&amp;gt;A transaction is broadcasted to the network, processed by miners, and if valid, is published on the blockchain.&amp;lt;/p&amp;gt;&amp;#xA;&amp;#xA;&amp;lt;p&amp;gt;It is a write-operation that will affect other accounts, update the state of the blockchain, and consume Ether (unless a miner accepts it with a gas price of zero).&amp;lt;/p&amp;gt;&amp;#xA;&amp;#xA;&amp;lt;p&amp;gt;It is asynchronous, because it is possible that no miners will include the transaction in a block (for example, the gas price for the transaction may be too low). <text:s/>Since it is asynchronous, the immediate &amp;lt;strong&amp;gt;return value of a transaction is always the transaction's hash.&amp;lt;/strong&amp;gt; <text:s/>To get the &amp;quot;return value&amp;quot; of a transaction to a function, &amp;lt;a href=&amp;quot;https://github.com/ethereum/wiki/wiki/JavaScript-API#contract-events&amp;quot; rel=&amp;quot;noreferrer&amp;quot;&amp;gt;Events&amp;lt;/a&amp;gt; need to be used (unless it's Case4 discussed below).&amp;lt;/p&amp;gt;&amp;#xA;&amp;#xA;&amp;lt;p&amp;gt;Its web3.js API is &amp;lt;a href=&amp;quot;https://github.com/ethereum/wiki/wiki/JavaScript-API#web3ethsendtransaction&amp;quot; rel=&amp;quot;noreferrer&amp;quot;&amp;gt;web3.eth.sendTransaction&amp;lt;/a&amp;gt; and is used if a Solidity function is not marked &amp;lt;code&amp;gt;constant&amp;lt;/code&amp;gt;.&amp;lt;/p&amp;gt;&amp;#xA;&amp;#xA;&amp;lt;p&amp;gt;Its underlying JSON-RPC is &amp;lt;a href=&amp;quot;https://github.com/ethereum/wiki/wiki/JSON-RPC#eth_sendtransaction&amp;quot; rel=&amp;quot;noreferrer&amp;quot;&amp;gt;eth_sendTransaction&amp;lt;/a&amp;gt;&amp;lt;/p&amp;gt;&amp;#xA;&amp;#xA;&amp;lt;p&amp;gt;sendTransaction will be used when a verb is needed, since it is clearer than simply <text:soft-page-break/>transaction.&amp;lt;/p&amp;gt;&amp;#xA;&amp;#xA;&amp;lt;h2&amp;gt;Recommendation to Call first, then sendTransaction&amp;lt;/h2&amp;gt;&amp;#xA;&amp;#xA;&amp;lt;p&amp;gt;Since a sendTransaction costs Ether, it is a good practice to &amp;quot;test the waters&amp;quot; by issuing a &amp;lt;em&amp;gt;call&amp;lt;/em&amp;gt; first, before the sendTransaction. <text:s/>This is a free way to debug and estimate if there will be any problems with the sendTransaction, for example if an Out of Gas exception will be encountered.&amp;lt;/p&amp;gt;&amp;#xA;&amp;#xA;&amp;lt;p&amp;gt;This &amp;quot;dry-run&amp;quot; usually works well, but in some cases be aware that &amp;lt;em&amp;gt;call&amp;lt;/em&amp;gt; is an estimate, for example a contract function that returns the previous &amp;lt;a href=&amp;quot;https://ethereum.stackexchange.com/q/266/42&amp;quot;&amp;gt;blockhash, will return different results&amp;lt;/a&amp;gt; based on when the &amp;lt;em&amp;gt;call&amp;lt;/em&amp;gt; was performed, and when the transaction is actually mined.&amp;lt;/p&amp;gt;&amp;#xA;&amp;#xA;&amp;lt;p&amp;gt;Finally, note that even though a &amp;lt;em&amp;gt;call&amp;lt;/em&amp;gt; does not consume any Ether, sometimes it may be necessary to specify the actual gas amount for the &amp;lt;em&amp;gt;call&amp;lt;/em&amp;gt;: the default gas for &amp;lt;em&amp;gt;call&amp;lt;/em&amp;gt; in clients such as Geth, may &amp;lt;a href=&amp;quot;https://ethereum.stackexchange.com/questions/9824/can-solidity-constant-functions-be-arbitrarily-complex&amp;quot;&amp;gt;still be insufficient&amp;lt;/a&amp;gt; and can still lead to Out of Gas.&amp;lt;/p&amp;gt;&amp;#xA;&amp;#xA;&amp;lt;h2&amp;gt;Case4: can contracts create transactions?&amp;lt;/h2&amp;gt;&amp;#xA;&amp;#xA;&amp;lt;p&amp;gt;There are 4 cases for how a contract function can be invoked.&amp;lt;/p&amp;gt;&amp;#xA;&amp;#xA;&amp;lt;p&amp;gt;Here are the 4 cases, and the &amp;lt;strong&amp;gt;first 3 have been covered above&amp;lt;/strong&amp;gt;:&amp;lt;/p&amp;gt;&amp;#xA;&amp;#xA;&amp;lt;ol&amp;gt;&amp;#xA;&amp;lt;li&amp;gt;&amp;lt;p&amp;gt;direct invocation of a contract function, originated with &amp;lt;em&amp;gt;call&amp;lt;/em&amp;gt;&amp;lt;/p&amp;gt;&amp;lt;/li&amp;gt;&amp;#xA;&amp;lt;li&amp;gt;&amp;lt;p&amp;gt;direct invocation of a contract function, originated with sendTransaction&amp;lt;/p&amp;gt;&amp;lt;/li&amp;gt;&amp;#xA;&amp;lt;li&amp;gt;&amp;lt;p&amp;gt;contract invocation of a contract function, originated with &amp;lt;em&amp;gt;call&amp;lt;/em&amp;gt;&amp;lt;/p&amp;gt;&amp;lt;/li&amp;gt;&amp;#xA;&amp;lt;/ol&amp;gt;&amp;#xA;&amp;#xA;&amp;lt;p&amp;gt;&amp;lt;strong&amp;gt;4. contract invocation of a contract function, originated with sendTransaction&amp;lt;/strong&amp;gt;&amp;lt;/p&amp;gt;&amp;#xA;&amp;#xA;&amp;lt;p&amp;gt;Although Case4 sounds like a contract can &amp;quot;also do transactions&amp;quot;, because it's within a transaction, the definition of a transaction is data signed by an External Actor. <text:s/>Thus Case4 is not a transaction.&amp;lt;/p&amp;gt;&amp;#xA;&amp;#xA;&amp;lt;p&amp;gt;From the &amp;lt;a href=&amp;quot;https://github.com/ethereum/yellowpaper&amp;quot; rel=&amp;quot;noreferrer&amp;quot;&amp;gt;Yellow Paper&amp;lt;/a&amp;gt;:&amp;lt;/p&amp;gt;&amp;#xA;&amp;#xA;&amp;lt;blockquote&amp;gt;&amp;#xA; <text:s/>&amp;lt;p&amp;gt;&amp;lt;strong&amp;gt;Transaction&amp;lt;/strong&amp;gt;: A piece of data, signed by an External Actor. It&amp;#xA; <text:s/>represents either a Message or a new Autonomous Object. Transactions&amp;#xA; <text:s/>are recorded into each block of the blockchain.&amp;lt;/p&amp;gt;&amp;#xA;&amp;lt;/blockquote&amp;gt;&amp;#xA;&amp;#xA;&amp;lt;p&amp;gt;Earlier above, it was stated that Events had to be used to get the return value of a contract function, originated with sendTransaction. <text:s/>That pertains and is true for Case2. <text:s/>For Case4, the contract obtains the return value of a contract function directly and can use it. <text:s/>Here's how the Yellow Paper says it in bold:&amp;lt;/p&amp;gt;&amp;#xA;&amp;#xA;&amp;lt;blockquote&amp;gt;&amp;#xA; <text:s/>&amp;lt;p&amp;gt;&amp;lt;strong&amp;gt;Message Call&amp;lt;/strong&amp;gt;: The act of passing a message from one Account to&amp;#xA; <text:s/>another. If the destination account is associated with non-empty EVM&amp;#xA; <text:s/>Code, then the VM will be started with the state of said Object and&amp;#xA; <text:s/>the Message acted upon. &amp;lt;strong&amp;gt;If the message sender is an Autonomous Object,&amp;#xA; <text:s/>then the Call passes any data returned from the VM operation&amp;lt;/strong&amp;gt;&amp;lt;/p&amp;gt;&amp;#xA;&amp;lt;/blockquote&amp;gt;&amp;#xA;&amp;#xA;&amp;lt;p&amp;gt;With these definitions from the Yellow Paper, it can be seen that Case4 is a &amp;lt;em&amp;gt;Message Call&amp;lt;/em&amp;gt; within a transaction (thus state changes), there is &amp;lt;strong&amp;gt;no nesting of transactions&amp;lt;/strong&amp;gt;, and that a unit of activity on the Ethereum blockchain is all within &amp;lt;strong&amp;gt;a single transaction that may contain multiple &amp;lt;em&amp;gt;Message Calls&amp;lt;/em&amp;gt;&amp;lt;/strong&amp;gt;.&amp;lt;/p&amp;gt;&amp;#xA;&amp;#xA;&amp;lt;p&amp;gt;Update: Since <text:soft-page-break/>&amp;lt;em&amp;gt;call&amp;lt;/em&amp;gt;ing a function can be ambiguous (is it an eth_call or an eth_sendTransaction?), there is a proposal for &amp;lt;a href=&amp;quot;https://github.com/ethereum/interfaces/issues/8&amp;quot; rel=&amp;quot;noreferrer&amp;quot;&amp;gt;eth_simulateTransaction&amp;lt;/a&amp;gt;.&amp;lt;/p&amp;gt;&amp;#xA;</text:p>
      <text:p text:style-name="P2"/>
      <text:p text:style-name="P1">Top 3 answers</text:p>
      <text:p text:style-name="P2"/>
      <text:p text:style-name="P2">112 <text:s text:c="3"/>&amp;lt;p&amp;gt;All of the opcodes and their complete descriptions are available in the &amp;lt;a href=&amp;quot;https://github.com/ethereum/yellowpaper&amp;quot; rel=&amp;quot;noreferrer&amp;quot;&amp;gt;Ethereum Yellow paper&amp;lt;/a&amp;gt;. For convenience, though, I've made a handy reference list of them all:&amp;lt;/p&amp;gt;&amp;#xA;&amp;#xA;&amp;lt;p&amp;gt;0s: Stop and Arithmetic Operations&amp;lt;/p&amp;gt;&amp;#xA;&amp;#xA;&amp;lt;pre&amp;gt;&amp;lt;code&amp;gt;0x00 <text:s text:c="3"/>STOP <text:s text:c="7"/>Halts execution&amp;#xA;0x01 <text:s text:c="3"/>ADD <text:s text:c="8"/>Addition operation&amp;#xA;0x02 <text:s text:c="3"/>MUL <text:s text:c="8"/>Multiplication operation&amp;#xA;0x03 <text:s text:c="3"/>SUB <text:s text:c="8"/>Subtraction operation&amp;#xA;0x04 <text:s text:c="3"/>DIV <text:s text:c="8"/>Integer division operation&amp;#xA;0x05 <text:s text:c="3"/>SDIV <text:s text:c="7"/>Signed integer&amp;#xA;0x06 <text:s text:c="3"/>MOD <text:s text:c="8"/>Modulo&amp;#xA;0x07 <text:s text:c="3"/>SMOD <text:s text:c="7"/>Signed modulo&amp;#xA;0x08 <text:s text:c="3"/>ADDMOD <text:s text:c="5"/>Modulo&amp;#xA;0x09 <text:s text:c="3"/>MULMOD <text:s text:c="5"/>Modulo&amp;#xA;0x0a <text:s text:c="3"/>EXP <text:s text:c="8"/>Exponential operation&amp;#xA;0x0b <text:s text:c="3"/>SIGNEXTEND <text:s/>Extend length of two's complement signed integer&amp;#xA;&amp;lt;/code&amp;gt;&amp;lt;/pre&amp;gt;&amp;#xA;&amp;#xA;&amp;lt;p&amp;gt;10s: Comparison &amp;amp;amp; Bitwise Logic Operations&amp;lt;/p&amp;gt;&amp;#xA;&amp;#xA;&amp;lt;pre&amp;gt;&amp;lt;code&amp;gt;0x10 <text:s text:c="3"/>LT <text:s text:c="5"/>Lesser-than comparison&amp;#xA;0x11 <text:s text:c="3"/>GT <text:s text:c="5"/>Greater-than comparison&amp;#xA;0x12 <text:s text:c="3"/>SLT <text:s text:c="4"/>Signed less-than comparison&amp;#xA;0x13 <text:s text:c="3"/>SGT <text:s text:c="4"/>Signed greater-than comparison&amp;#xA;0x14 <text:s text:c="3"/>EQ <text:s text:c="5"/>Equality <text:s/>comparison&amp;#xA;0x15 <text:s text:c="3"/>ISZERO <text:s/>Simple not operator&amp;#xA;0x16 <text:s text:c="3"/>AND <text:s text:c="4"/>Bitwise AND operation&amp;#xA;0x17 <text:s text:c="3"/>OR <text:s text:c="5"/>Bitwise OR operation&amp;#xA;0x18 <text:s text:c="3"/>XOR <text:s text:c="4"/>Bitwise XOR operation&amp;#xA;0x19 <text:s text:c="3"/>NOT <text:s text:c="4"/>Bitwise NOT operation&amp;#xA;0x1a <text:s text:c="3"/>BYTE <text:s text:c="3"/>Retrieve single byte from word&amp;#xA;&amp;lt;/code&amp;gt;&amp;lt;/pre&amp;gt;&amp;#xA;&amp;#xA;&amp;lt;p&amp;gt;20s: SHA3&amp;lt;/p&amp;gt;&amp;#xA;&amp;#xA;&amp;lt;pre&amp;gt;&amp;lt;code&amp;gt;0x20 <text:s text:c="3"/>SHA3 <text:s text:c="3"/>Compute Keccak-256 hash&amp;#xA;&amp;lt;/code&amp;gt;&amp;lt;/pre&amp;gt;&amp;#xA;&amp;#xA;&amp;lt;p&amp;gt;30s: Environmental Information&amp;lt;/p&amp;gt;&amp;#xA;&amp;#xA;&amp;lt;pre&amp;gt;&amp;lt;code&amp;gt;0x30 <text:s text:c="3"/>ADDRESS <text:s text:c="8"/>Get address of currently executing account&amp;#xA;0x31 <text:s text:c="3"/>BALANCE <text:s text:c="8"/>Get balance of the given account&amp;#xA;0x32 <text:s text:c="3"/>ORIGIN <text:s text:c="9"/>Get execution origination address&amp;#xA;0x33 <text:s text:c="3"/>CALLER <text:s text:c="9"/>Get caller address. This is the address of the account that is directly responsible for this execution&amp;#xA;0x34 <text:s text:c="3"/>CALLVALUE <text:s text:c="6"/>Get deposited value by the instruction/transaction responsible for this execution&amp;#xA;0x35 <text:s text:c="3"/>CALLDATALOAD <text:s text:c="3"/>Get input data of current environment&amp;#xA;0x36 <text:s text:c="3"/>CALLDATASIZE <text:s text:c="3"/>Get size of input data in current environment&amp;#xA;0x37 <text:s text:c="3"/>CALLDATACOPY <text:s text:c="3"/>Copy input data in current environment to memory This pertains to the input data passed with the message call instruction or transaction&amp;#xA;0x38 <text:s text:c="3"/>CODESIZE <text:s text:c="7"/>Get size of code running in current environment&amp;#xA;0x39 <text:s text:c="3"/>CODECOPY <text:s text:c="7"/>Copy code running in current environment to memory&amp;#xA;0x3a <text:s text:c="3"/>GASPRICE <text:s text:c="7"/>Get price of gas in current environment&amp;#xA;0x3b <text:s text:c="3"/>EXTCODESIZE <text:s text:c="4"/>Get size of an account's code&amp;#xA;0x3c <text:s text:c="3"/>EXTCODECOPY <text:s text:c="4"/>Copy an account's code to memory&amp;#xA;&amp;lt;/code&amp;gt;&amp;lt;/pre&amp;gt;&amp;#xA;&amp;#xA;&amp;lt;p&amp;gt;40s: Block Information&amp;lt;/p&amp;gt;&amp;#xA;&amp;#xA;&amp;lt;pre&amp;gt;&amp;lt;code&amp;gt;0x40 <text:s text:c="3"/>BLOCKHASH <text:s text:c="2"/>Get the hash of one of the 256 most recent complete blocks&amp;#xA;0x41 <text:s text:c="3"/>COINBASE <text:s text:c="3"/>Get the block's beneficiary address&amp;#xA;0x42 <text:s text:c="3"/>TIMESTAMP <text:s text:c="2"/>Get the block's timestamp&amp;#xA;0x43 <text:s text:c="3"/>NUMBER <text:s text:c="5"/>Get the block's number&amp;#xA;0x44 <text:s text:c="3"/>DIFFICULTY <text:s/>Get the block's difficulty&amp;#xA;0x45 <text:s text:c="3"/>GASLIMIT <text:s text:c="3"/>Get the block's gas limit&amp;#xA;&amp;lt;/code&amp;gt;&amp;lt;/pre&amp;gt;&amp;#xA;&amp;#xA;&amp;lt;p&amp;gt;50s Stack, Memory, Storage and Flow Operations&amp;lt;/p&amp;gt;&amp;#xA;&amp;#xA;&amp;lt;pre&amp;gt;&amp;lt;code&amp;gt;0x50 <text:s text:c="3"/>POP <text:s text:c="8"/>Remove item from stack&amp;#xA;0x51 <text:s text:c="3"/>MLOAD <text:s text:c="6"/>Load word from memory&amp;#xA;0x52 <text:s text:c="3"/>MSTORE <text:s text:c="5"/><text:soft-page-break/>Save word to memory&amp;#xA;0x53 <text:s text:c="3"/>MSTORE8 <text:s text:c="4"/>Save byte to memory&amp;#xA;0x54 <text:s text:c="3"/>SLOAD <text:s text:c="6"/>Load word from storage&amp;#xA;0x55 <text:s text:c="3"/>SSTORE <text:s text:c="5"/>Save word to storage&amp;#xA;0x56 <text:s text:c="3"/>JUMP <text:s text:c="7"/>Alter the program counter&amp;#xA;0x57 <text:s text:c="3"/>JUMPI <text:s text:c="6"/>Conditionally alter the program counter&amp;#xA;0x58 <text:s text:c="3"/>PC <text:s text:c="9"/>Get the value of the program counter prior to the increment&amp;#xA;0x59 <text:s text:c="3"/>MSIZE <text:s text:c="6"/>Get the size of active memory in bytes&amp;#xA;0x5a <text:s text:c="3"/>GAS <text:s text:c="8"/>Get the amount of available gas, including the corresponding reduction&amp;#xA;0x5b <text:s text:c="3"/>JUMPDEST <text:s text:c="3"/>Mark a valid destination for jumps&amp;#xA;&amp;lt;/code&amp;gt;&amp;lt;/pre&amp;gt;&amp;#xA;&amp;#xA;&amp;lt;p&amp;gt;60s &amp;amp;amp; 70s: Push Operations&amp;lt;/p&amp;gt;&amp;#xA;&amp;#xA;&amp;lt;pre&amp;gt;&amp;lt;code&amp;gt;0x60 <text:s text:c="3"/>PUSH1 <text:s text:c="2"/>Place 1 byte item on stack&amp;#xA;0x61 <text:s text:c="3"/>PUSH2 <text:s text:c="2"/>Place 2-byte item on stack&amp;#xA;…&amp;#xA;0x7f <text:s text:c="3"/>PUSH32 <text:s/>Place 32-byte (full word) item on stack&amp;#xA;&amp;lt;/code&amp;gt;&amp;lt;/pre&amp;gt;&amp;#xA;&amp;#xA;&amp;lt;p&amp;gt;80s: Duplication Operations&amp;lt;/p&amp;gt;&amp;#xA;&amp;#xA;&amp;lt;pre&amp;gt;&amp;lt;code&amp;gt;0x80 <text:s text:c="3"/>DUP1 <text:s text:c="3"/>Duplicate 1st stack item&amp;#xA;0x81 <text:s text:c="3"/>DUP2 <text:s text:c="3"/>Duplicate 2nd stack item&amp;#xA;…&amp;#xA;0x8f <text:s text:c="3"/>DUP16 <text:s text:c="2"/>Duplicate 16th stack item&amp;#xA;&amp;lt;/code&amp;gt;&amp;lt;/pre&amp;gt;&amp;#xA;&amp;#xA;&amp;lt;p&amp;gt;90s: Exchange Operations&amp;lt;/p&amp;gt;&amp;#xA;&amp;#xA;&amp;lt;pre&amp;gt;&amp;lt;code&amp;gt;0x90 <text:s text:c="3"/>SWAP1 <text:s text:c="2"/>Exchange 1st and 2nd stack items&amp;#xA;0x91 <text:s text:c="3"/>SWAP2 <text:s text:c="2"/>Exchange 1st and 3rd stack items&amp;#xA;… <text:s text:c="2"/>…&amp;#xA;0x9f <text:s text:c="3"/>SWAP16 <text:s/>Exchange 1st and 17th stack items&amp;#xA;&amp;lt;/code&amp;gt;&amp;lt;/pre&amp;gt;&amp;#xA;&amp;#xA;&amp;lt;p&amp;gt;a0s: Logging Operations&amp;lt;/p&amp;gt;&amp;#xA;&amp;#xA;&amp;lt;pre&amp;gt;&amp;lt;code&amp;gt;0xa0 <text:s text:c="3"/>LOG0 <text:s text:c="3"/>Append log record with no topics&amp;#xA;0xa1 <text:s text:c="3"/>LOG1 <text:s text:c="3"/>Append log record with one topic&amp;#xA;… <text:s text:c="2"/>…&amp;#xA;0xa4 <text:s text:c="3"/>LOG4 <text:s text:c="3"/>Append log record with four topics&amp;#xA;&amp;lt;/code&amp;gt;&amp;lt;/pre&amp;gt;&amp;#xA;&amp;#xA;&amp;lt;p&amp;gt;f0s: System operations&amp;lt;/p&amp;gt;&amp;#xA;&amp;#xA;&amp;lt;pre&amp;gt;&amp;lt;code&amp;gt;0xf0 <text:s text:c="3"/>CREATE <text:s text:c="9"/>Create a new account with associated code&amp;#xA;0xf1 <text:s text:c="3"/>CALL <text:s text:c="11"/>Message-call into an account&amp;#xA;0xf2 <text:s text:c="3"/>CALLCODE <text:s text:c="7"/>Message-call into this account with alternative account's code&amp;#xA;0xf3 <text:s text:c="3"/>RETURN <text:s text:c="9"/>Halt execution returning output data&amp;#xA;0xf4 <text:s text:c="3"/>DELEGATECALL <text:s text:c="3"/>Message-call into this account with an alternative account's code, but persisting the current values for `sender` and `value`&amp;#xA;&amp;lt;/code&amp;gt;&amp;lt;/pre&amp;gt;&amp;#xA;&amp;#xA;&amp;lt;p&amp;gt;Halt Execution, Mark for deletion&amp;lt;/p&amp;gt;&amp;#xA;&amp;#xA;&amp;lt;pre&amp;gt;&amp;lt;code&amp;gt;0xff <text:s text:c="3"/>SELFDESTRUCT <text:s text:c="3"/>Halt execution and register account for later deletion&amp;#xA;&amp;lt;/code&amp;gt;&amp;lt;/pre&amp;gt;&amp;#xA; <text:s text:c="3881"/></text:p>
      <text:p text:style-name="P2"><text:s text:c="1015"/></text:p>
      <text:p text:style-name="P2">11260 <text:s/>&amp;lt;p&amp;gt;Here are &amp;lt;em&amp;gt;some&amp;lt;/em&amp;gt; simple and useful patterns in increasing order of utility.&amp;lt;/p&amp;gt;&amp;#xA;&amp;#xA;&amp;lt;p&amp;gt;Event logs are omitted for brevity. In practice, it's desirable to emit events for every important state change. &amp;lt;/p&amp;gt;&amp;#xA;&amp;#xA;&amp;lt;p&amp;gt;&amp;lt;strong&amp;gt;Simple List Using Array&amp;lt;/strong&amp;gt;&amp;lt;/p&amp;gt;&amp;#xA;&amp;#xA;&amp;lt;p&amp;gt;Strengths&amp;lt;/p&amp;gt;&amp;#xA;&amp;#xA;&amp;lt;ul&amp;gt;&amp;#xA;&amp;lt;li&amp;gt;Reliably chronological order&amp;lt;/li&amp;gt;&amp;#xA;&amp;lt;li&amp;gt;Provides a count&amp;lt;/li&amp;gt;&amp;#xA;&amp;lt;li&amp;gt;Random access by Row Number (not Id)&amp;lt;/li&amp;gt;&amp;#xA;&amp;lt;/ul&amp;gt;&amp;#xA;&amp;#xA;&amp;lt;p&amp;gt;Weaknesses&amp;lt;/p&amp;gt;&amp;#xA;&amp;#xA;&amp;lt;ul&amp;gt;&amp;#xA;&amp;lt;li&amp;gt;No random access by Id&amp;lt;/li&amp;gt;&amp;#xA;&amp;lt;li&amp;gt;No assurance of uniqueness&amp;lt;/li&amp;gt;&amp;#xA;&amp;lt;li&amp;gt;No check for duplicates&amp;lt;/li&amp;gt;&amp;#xA;&amp;lt;li&amp;gt;Uncontrolled growth of the list&amp;lt;/li&amp;gt;&amp;#xA;&amp;lt;/ul&amp;gt;&amp;#xA;&amp;#xA;&amp;lt;p&amp;gt;Example:&amp;lt;/p&amp;gt;&amp;#xA;&amp;#xA;&amp;lt;pre&amp;gt;&amp;lt;code&amp;gt;pragma solidity ^0.4.6;&amp;#xA;&amp;#xA;contract simpleList {&amp;#xA;&amp;#xA; <text:s/>struct EntityStruct {&amp;#xA; <text:s text:c="3"/>address entityAddress;&amp;#xA; <text:s text:c="3"/>uint entityData;&amp;#xA; <text:s text:c="3"/>// more fields&amp;#xA; <text:s/>}&amp;#xA;&amp;#xA; <text:s/>EntityStruct[] public entityStructs;&amp;#xA;&amp;#xA; <text:s/>function newEntity(address entityAddress, uint entityData) public returns(uint rowNumber) {&amp;#xA; <text:s text:c="3"/>EntityStruct memory newEntity;&amp;#xA; <text:s text:c="3"/>newEntity.entityAddress = entityAddress;&amp;#xA; <text:s text:c="3"/>newEntity.entityData <text:s text:c="3"/>= entityData;&amp;#xA; <text:s text:c="3"/>return entityStructs.push(newEntity)-1;&amp;#xA; <text:s/>}&amp;#xA;&amp;#xA; <text:s/>function getEntityCount() public constant returns(uint entityCount) {&amp;#xA; <text:s text:c="3"/>return entityStructs.length;&amp;#xA; <text:s/>}&amp;#xA;}&amp;#xA;&amp;lt;/code&amp;gt;&amp;lt;/pre&amp;gt;&amp;#xA;&amp;#xA;&amp;lt;p&amp;gt;&amp;lt;strong&amp;gt;Mapping with <text:soft-page-break/>Struct&amp;lt;/strong&amp;gt;&amp;lt;/p&amp;gt;&amp;#xA;&amp;#xA;&amp;lt;p&amp;gt;Strengths&amp;lt;/p&amp;gt;&amp;#xA;&amp;#xA;&amp;lt;ul&amp;gt;&amp;#xA;&amp;lt;li&amp;gt;Random access by unique Id&amp;lt;/li&amp;gt;&amp;#xA;&amp;lt;li&amp;gt;Assurance of Id Uniqueness&amp;lt;/li&amp;gt;&amp;#xA;&amp;lt;li&amp;gt;Enclose arrays, mappings, structs within each &amp;quot;record&amp;quot;&amp;lt;/li&amp;gt;&amp;#xA;&amp;lt;/ul&amp;gt;&amp;#xA;&amp;#xA;&amp;lt;p&amp;gt;Weaknesses&amp;lt;/p&amp;gt;&amp;#xA;&amp;#xA;&amp;lt;ul&amp;gt;&amp;#xA;&amp;lt;li&amp;gt;Unable to enumerate the keys&amp;lt;/li&amp;gt;&amp;#xA;&amp;lt;li&amp;gt;Unable to count the keys&amp;lt;/li&amp;gt;&amp;#xA;&amp;lt;li&amp;gt;Needs a manual check to distinguish a default from an explicitly &amp;quot;all 0&amp;quot;&amp;#xA;record&amp;lt;/li&amp;gt;&amp;#xA;&amp;lt;/ul&amp;gt;&amp;#xA;&amp;#xA;&amp;lt;p&amp;gt;Example:&amp;lt;/p&amp;gt;&amp;#xA;&amp;#xA;&amp;lt;pre&amp;gt;&amp;lt;code&amp;gt;contract mappingWithStruct {&amp;#xA;&amp;#xA; <text:s/>struct EntityStruct {&amp;#xA; <text:s text:c="3"/>uint entityData;&amp;#xA; <text:s text:c="3"/>bool isEntity;&amp;#xA; <text:s/>}&amp;#xA;&amp;#xA; <text:s/>mapping (address =&amp;amp;gt; EntityStruct) public entityStructs;&amp;#xA;&amp;#xA; <text:s/>function isEntity(address entityAddress) public constant returns(bool isIndeed) {&amp;#xA; <text:s text:c="3"/>return entityStructs[entityAddress].isEntity;&amp;#xA; <text:s/>}&amp;#xA;&amp;#xA; <text:s/>function newEntity(address entityAddress, uint entityData) public returns(bool success) {&amp;#xA; <text:s text:c="3"/>if(isEntity(entityAddress)) throw; &amp;#xA; <text:s text:c="3"/>entityStructs[entityAddress].entityData = entityData;&amp;#xA; <text:s text:c="3"/>entityStructs[entityAddress].isEntity = true;&amp;#xA; <text:s text:c="3"/>return true;&amp;#xA; <text:s/>}&amp;#xA;&amp;#xA; <text:s/>function deleteEntity(address entityAddress) public returns(bool success) {&amp;#xA; <text:s text:c="3"/>if(!isEntity(entityAddress)) throw;&amp;#xA; <text:s text:c="3"/>entityStructs[entityAddress].isEntity = false;&amp;#xA; <text:s text:c="3"/>return true;&amp;#xA; <text:s/>}&amp;#xA;&amp;#xA; <text:s/>function updateEntity(address entityAddress, uint entityData) public returns(bool success) {&amp;#xA; <text:s text:c="3"/>if(!isEntity(entityAddress)) throw;&amp;#xA; <text:s text:c="3"/>entityStructs[entityAddress].entityData = entityData;&amp;#xA; <text:s text:c="3"/>return true;&amp;#xA; <text:s/>}&amp;#xA;}&amp;#xA;&amp;lt;/code&amp;gt;&amp;lt;/pre&amp;gt;&amp;#xA;&amp;#xA;&amp;lt;p&amp;gt;&amp;lt;strong&amp;gt;Array of Structs with Unique Ids&amp;lt;/strong&amp;gt;&amp;lt;/p&amp;gt;&amp;#xA;&amp;#xA;&amp;lt;p&amp;gt;Strengths&amp;lt;/p&amp;gt;&amp;#xA;&amp;#xA;&amp;lt;ul&amp;gt;&amp;#xA;&amp;lt;li&amp;gt;Random access by Row number&amp;lt;/li&amp;gt;&amp;#xA;&amp;lt;li&amp;gt;Assurance of Id uniqueness&amp;lt;/li&amp;gt;&amp;#xA;&amp;lt;li&amp;gt;Enclose arrays, mappings and structs with each &amp;quot;record&amp;quot;&amp;lt;/li&amp;gt;&amp;#xA;&amp;lt;/ul&amp;gt;&amp;#xA;&amp;#xA;&amp;lt;p&amp;gt;Weaknesses&amp;lt;/p&amp;gt;&amp;#xA;&amp;#xA;&amp;lt;ul&amp;gt;&amp;#xA;&amp;lt;li&amp;gt;No random access by Id&amp;lt;/li&amp;gt;&amp;#xA;&amp;lt;li&amp;gt;Uncontrolled growth of the list&amp;lt;/li&amp;gt;&amp;#xA;&amp;lt;/ul&amp;gt;&amp;#xA;&amp;#xA;&amp;lt;p&amp;gt;Example: &amp;lt;/p&amp;gt;&amp;#xA;&amp;#xA;&amp;lt;pre&amp;gt;&amp;lt;code&amp;gt;contract arrayWithUniqueIds {&amp;#xA;&amp;#xA; <text:s/>struct EntityStruct {&amp;#xA; <text:s text:c="3"/>address entityAddress;&amp;#xA; <text:s text:c="3"/>uint entityData;&amp;#xA; <text:s/>}&amp;#xA;&amp;#xA; <text:s/>EntityStruct[] public entityStructs;&amp;#xA; <text:s/>mapping(address =&amp;amp;gt; bool) knownEntity;&amp;#xA;&amp;#xA; <text:s/>function isEntity(address entityAddress) public constant returns(bool isIndeed) {&amp;#xA; <text:s text:c="3"/>return knownEntity[entityAddress];&amp;#xA; <text:s/>}&amp;#xA;&amp;#xA; <text:s/>function getEntityCount() public constant returns(uint entityCount) {&amp;#xA; <text:s text:c="3"/>return entityStructs.length;&amp;#xA; <text:s/>}&amp;#xA;&amp;#xA; <text:s/>function newEntity(address entityAddress, uint entityData) public returns(uint rowNumber) {&amp;#xA; <text:s text:c="3"/>if(isEntity(entityAddress)) throw;&amp;#xA; <text:s text:c="3"/>EntityStruct memory newEntity;&amp;#xA; <text:s text:c="3"/>newEntity.entityAddress = entityAddress;&amp;#xA; <text:s text:c="3"/>newEntity.entityData = entityData;&amp;#xA; <text:s text:c="3"/>knownEntity[entityAddress] = true;&amp;#xA; <text:s text:c="3"/>return entityStructs.push(newEntity) - 1;&amp;#xA; <text:s/>}&amp;#xA;&amp;#xA; <text:s/>function updateEntity(uint rowNumber, address entityAddress, uint entityData) public returns(bool success) {&amp;#xA; <text:s text:c="3"/>if(!isEntity(entityAddress)) throw;&amp;#xA; <text:s text:c="3"/>if(entityStructs[rowNumber].entityAddress != entityAddress) throw;&amp;#xA; <text:s text:c="3"/>entityStructs[rowNumber].entityData <text:s text:c="3"/>= entityData;&amp;#xA; <text:s text:c="3"/>return true;&amp;#xA; <text:s/>}&amp;#xA;}&amp;#xA;&amp;lt;/code&amp;gt;&amp;lt;/pre&amp;gt;&amp;#xA;&amp;#xA;&amp;lt;p&amp;gt;&amp;lt;strong&amp;gt;Mapped Structs with Index&amp;lt;/strong&amp;gt;&amp;lt;/p&amp;gt;&amp;#xA;&amp;#xA;&amp;lt;p&amp;gt;Strengths&amp;lt;/p&amp;gt;&amp;#xA;&amp;#xA;&amp;lt;ul&amp;gt;&amp;#xA;&amp;lt;li&amp;gt;Random access by unique Id or row number&amp;lt;/li&amp;gt;&amp;#xA;&amp;lt;li&amp;gt;Assurance of Id uniqueness&amp;lt;/li&amp;gt;&amp;#xA;&amp;lt;li&amp;gt;Enclose arrays, mappings and structs within each &amp;quot;record&amp;quot;&amp;lt;/li&amp;gt;&amp;#xA;&amp;lt;li&amp;gt;List maintains order of declaration&amp;lt;/li&amp;gt;&amp;#xA;&amp;lt;li&amp;gt;Count the records&amp;lt;/li&amp;gt;&amp;#xA;&amp;lt;li&amp;gt;Enumerate the Ids&amp;lt;/li&amp;gt;&amp;#xA;&amp;lt;li&amp;gt;&amp;quot;Soft&amp;quot; delete an item by setting a <text:soft-page-break/>boolean&amp;lt;/li&amp;gt;&amp;#xA;&amp;lt;/ul&amp;gt;&amp;#xA;&amp;#xA;&amp;lt;p&amp;gt;Weaknesses&amp;lt;/p&amp;gt;&amp;#xA;&amp;#xA;&amp;lt;ul&amp;gt;&amp;#xA;&amp;lt;li&amp;gt;Uncontrolled growth of the list&amp;lt;/li&amp;gt;&amp;#xA;&amp;lt;/ul&amp;gt;&amp;#xA;&amp;#xA;&amp;lt;p&amp;gt;Example:&amp;lt;/p&amp;gt;&amp;#xA;&amp;#xA;&amp;lt;pre&amp;gt;&amp;lt;code&amp;gt;contract MappedStructsWithIndex {&amp;#xA;&amp;#xA; <text:s/>struct EntityStruct {&amp;#xA; <text:s text:c="3"/>uint entityData;&amp;#xA; <text:s text:c="3"/>bool isEntity;&amp;#xA; <text:s/>}&amp;#xA;&amp;#xA; <text:s/>mapping(address =&amp;amp;gt; EntityStruct) public entityStructs;&amp;#xA; <text:s/>address[] public entityList;&amp;#xA;&amp;#xA; <text:s/>function isEntity(address entityAddress) public constant returns(bool isIndeed) {&amp;#xA; <text:s text:c="5"/>return entityStructs[entityAddress].isEntity;&amp;#xA; <text:s/>}&amp;#xA;&amp;#xA; <text:s/>function getEntityCount() public constant returns(uint entityCount) {&amp;#xA; <text:s text:c="3"/>return entityList.length;&amp;#xA; <text:s/>}&amp;#xA;&amp;#xA; <text:s/>function newEntity(address entityAddress, uint entityData) public returns(uint rowNumber) {&amp;#xA; <text:s text:c="3"/>if(isEntity(entityAddress)) throw;&amp;#xA; <text:s text:c="3"/>entityStructs[entityAddress].entityData = entityData;&amp;#xA; <text:s text:c="3"/>entityStructs[entityAddress].isEntity = true;&amp;#xA; <text:s text:c="3"/>return entityList.push(entityAddress) - 1;&amp;#xA; <text:s/>}&amp;#xA;&amp;#xA; <text:s/>function updateEntity(address entityAddress, uint entityData) public returns(bool success) {&amp;#xA; <text:s text:c="3"/>if(!isEntity(entityAddress)) throw;&amp;#xA; <text:s text:c="3"/>entityStructs[entityAddress].entityData <text:s text:c="3"/>= entityData;&amp;#xA; <text:s text:c="3"/>return true;&amp;#xA; <text:s/>}&amp;#xA;}&amp;#xA;&amp;lt;/code&amp;gt;&amp;lt;/pre&amp;gt;&amp;#xA;&amp;#xA;&amp;lt;p&amp;gt;&amp;lt;strong&amp;gt;Mapped Structs with Delete-enabled Index&amp;lt;/strong&amp;gt;&amp;lt;/p&amp;gt;&amp;#xA;&amp;#xA;&amp;lt;p&amp;gt;Strengths&amp;lt;/p&amp;gt;&amp;#xA;&amp;#xA;&amp;lt;ul&amp;gt;&amp;#xA;&amp;lt;li&amp;gt;Random access by unique Id or row number&amp;lt;/li&amp;gt;&amp;#xA;&amp;lt;li&amp;gt;Assurance of Id uniqueness&amp;lt;/li&amp;gt;&amp;#xA;&amp;lt;li&amp;gt;Enclose arrays, mapping and structs within each &amp;quot;record&amp;quot;&amp;lt;/li&amp;gt;&amp;#xA;&amp;lt;li&amp;gt;Count the records&amp;lt;/li&amp;gt;&amp;#xA;&amp;lt;li&amp;gt;Enumerate the ids&amp;lt;/li&amp;gt;&amp;#xA;&amp;lt;li&amp;gt;Logically control the size of the active list with delete function&amp;lt;/li&amp;gt;&amp;#xA;&amp;lt;/ul&amp;gt;&amp;#xA;&amp;#xA;&amp;lt;p&amp;gt;Weaknesses&amp;lt;/p&amp;gt;&amp;#xA;&amp;#xA;&amp;lt;ul&amp;gt;&amp;#xA;&amp;lt;li&amp;gt;Marginally increased code complexity&amp;lt;/li&amp;gt;&amp;#xA;&amp;lt;li&amp;gt;Marginally higher storage costs&amp;lt;/li&amp;gt;&amp;#xA;&amp;lt;li&amp;gt;Key list is inherently unordered&amp;lt;/li&amp;gt;&amp;#xA;&amp;lt;/ul&amp;gt;&amp;#xA;&amp;#xA;&amp;lt;p&amp;gt;Example: &amp;lt;/p&amp;gt;&amp;#xA;&amp;#xA;&amp;lt;pre&amp;gt;&amp;lt;code&amp;gt;contract mappedWithUnorderedIndexAndDelete {&amp;#xA;&amp;#xA; <text:s/>struct EntityStruct {&amp;#xA; <text:s text:c="3"/>uint entityData;&amp;#xA; <text:s text:c="3"/>uint listPointer;&amp;#xA; <text:s/>}&amp;#xA;&amp;#xA; <text:s/>mapping(address =&amp;amp;gt; EntityStruct) public entityStructs;&amp;#xA; <text:s/>address[] public entityList;&amp;#xA;&amp;#xA; <text:s/>function isEntity(address entityAddress) public constant returns(bool isIndeed) {&amp;#xA; <text:s text:c="3"/>if(entityList.length == 0) return false;&amp;#xA; <text:s text:c="3"/>return (entityList[entityStructs[entityAddress].listPointer] == entityAddress);&amp;#xA; <text:s/>}&amp;#xA;&amp;#xA; <text:s/>function getEntityCount() public constant returns(uint entityCount) {&amp;#xA; <text:s text:c="3"/>return entityList.length;&amp;#xA; <text:s/>}&amp;#xA;&amp;#xA; <text:s/>function newEntity(address entityAddress, uint entityData) public returns(bool success) {&amp;#xA; <text:s text:c="3"/>if(isEntity(entityAddress)) throw;&amp;#xA; <text:s text:c="3"/>entityStructs[entityAddress].entityData = entityData;&amp;#xA; <text:s text:c="3"/>entityStructs[entityAddress].listPointer = entityList.push(entityAddress) - 1;&amp;#xA; <text:s text:c="3"/>return true;&amp;#xA; <text:s/>}&amp;#xA;&amp;#xA; <text:s/>function updateEntity(address entityAddress, uint entityData) public returns(bool success) {&amp;#xA; <text:s text:c="3"/>if(!isEntity(entityAddress)) throw;&amp;#xA; <text:s text:c="3"/>entityStructs[entityAddress].entityData = entityData;&amp;#xA; <text:s text:c="3"/>return true;&amp;#xA; <text:s/>}&amp;#xA;&amp;#xA; <text:s/>function deleteEntity(address entityAddress) public returns(bool success) {&amp;#xA; <text:s text:c="3"/>if(!isEntity(entityAddress)) throw;&amp;#xA; <text:s text:c="3"/>uint rowToDelete = entityStructs[entityAddress].listPointer;&amp;#xA; <text:s text:c="3"/>address keyToMove <text:s text:c="2"/>= entityList[entityList.length-1];&amp;#xA; <text:s text:c="3"/>entityList[rowToDelete] = keyToMove;&amp;#xA; <text:s text:c="3"/>entityStructs[keyToMove].listPointer = rowToDelete;&amp;#xA; <text:s text:c="3"/>entityList.length--;&amp;#xA; <text:s text:c="3"/>return true;&amp;#xA; <text:s/>}&amp;#xA;&amp;#xA;}&amp;#xA;&amp;lt;/code&amp;gt;&amp;lt;/pre&amp;gt;&amp;#xA;&amp;#xA;&amp;lt;p&amp;gt;This last one has an explainer here: &amp;lt;a href=&amp;quot;https://medium.com/@robhitchens/solidity-crud-part-2-ed8d8b4f74ec#.ekc22r5lf&amp;quot; <text:soft-page-break/>rel=&amp;quot;noreferrer&amp;quot;&amp;gt;https://medium.com/@robhitchens/solidity-crud-part-2-ed8d8b4f74ec#.ekc22r5lf&amp;lt;/a&amp;gt;&amp;lt;/p&amp;gt;&amp;#xA;&amp;#</text:p>
      <text:p text:style-name="P2">xA;&amp;lt;p&amp;gt;and here: &amp;lt;a href=&amp;quot;https://bitbucket.org/rhitchens2/soliditycrud/src/83703dcaf4d0c4b0d6adc0377455c4f257aa29a7/docs/?at=master&amp;quot; rel=&amp;quot;noreferrer&amp;quot;&amp;gt;https://bitbucket.org/rhitchens2/soliditycrud/src/83703dcaf4d0c4b0d6adc0377455c4f257aa29a7/docs/?at=master&amp;lt;/a&amp;gt;&amp;lt;/p&amp;gt;&amp;#xA;&amp;#xA;&amp;lt;p&amp;gt;Folder Tree Example: &amp;lt;a href=&amp;quot;https://ethereum.stackexchange.com/questions/13845/how-can-we-organize-storage-of-a-folder-or-object-tree-in-solidity/13846#13846&amp;quot;&amp;gt;How can we organize storage of a folder or object tree in Solidity?&amp;lt;/a&amp;gt;&amp;lt;/p&amp;gt;&amp;#xA;&amp;#xA;&amp;lt;p&amp;gt;Linked List example shows a way to maintain an ordered list using a library. &amp;lt;a href=&amp;quot;https://github.com/ethereum/dapp-bin/blob/master/library/linkedList.sol&amp;quot; rel=&amp;quot;noreferrer&amp;quot;&amp;gt;https://github.com/ethereum/dapp-bin/blob/master/library/linkedList.sol&amp;lt;/a&amp;gt;&amp;#xA;0&amp;lt;/p&amp;gt;&amp;#xA; <text:s/></text:p>
      <text:p text:style-name="P2"/>
      <text:p text:style-name="P2">526 <text:s text:c="3"/>&amp;lt;p&amp;gt;Ethereum uses &amp;lt;a href=&amp;quot;http://keccak.noekeon.org/&amp;quot; rel=&amp;quot;noreferrer&amp;quot;&amp;gt;KECCAK-256&amp;lt;/a&amp;gt;. It should be noted that it does not follow &amp;#xA;the &amp;lt;a href=&amp;quot;http://nvlpubs.nist.gov/nistpubs/FIPS/NIST.FIPS.202.pdf&amp;quot; rel=&amp;quot;noreferrer&amp;quot;&amp;gt;FIPS-202&amp;lt;/a&amp;gt; based standard (a.k.a SHA-3), which was finalized in August 2015.&amp;lt;/p&amp;gt;&amp;#xA;&amp;#xA;&amp;lt;p&amp;gt;According to &amp;lt;a href=&amp;quot;https://github.com/phusion/digest-sha3-ruby/issues/5&amp;quot; rel=&amp;quot;noreferrer&amp;quot;&amp;gt;this&amp;lt;/a&amp;gt;, NIST changed the padding to &amp;lt;code&amp;gt;SHA3-256(M) = KECCAK [512] (M || 01, 256);&amp;lt;/code&amp;gt;&amp;#xA;which was different than the original padding proposed by the Keccak team. It seems that now people are calling the &amp;quot;original&amp;quot; SHA3 Keccak hashing &amp;quot;Keccak&amp;quot; and the new NIST SHA3 standard as &amp;quot;SHA-3&amp;quot;.&amp;lt;/p&amp;gt;&amp;#xA;&amp;#xA;&amp;lt;p&amp;gt;Using &amp;lt;a href=&amp;quot;http://emn178.github.io/online-tools/keccak_256.html&amp;quot; rel=&amp;quot;noreferrer&amp;quot;&amp;gt;this online generator&amp;lt;/a&amp;gt; and the &amp;lt;a href=&amp;quot;https://ethereum.github.io/browser-solidity/#gist=f50128d63b5188490fa2&amp;quot; rel=&amp;quot;noreferrer&amp;quot;&amp;gt;Solidity Online Compiler&amp;lt;/a&amp;gt;, I tested the difference between Keccak-256 and SHA3-256. I hashed the word &amp;lt;strong&amp;gt;testing&amp;lt;/strong&amp;gt; using Ethereum and the 2 SHA3 hashing algorithms:&amp;lt;/p&amp;gt;&amp;#xA;&amp;#xA;&amp;lt;p&amp;gt;&amp;lt;a href=&amp;quot;https://ethereum.github.io/browser-solidity/#gist=f50128d63b5188490fa2&amp;quot; rel=&amp;quot;noreferrer&amp;quot;&amp;gt;Ethereum SHA3 function in Solidity&amp;lt;/a&amp;gt; = &amp;lt;code&amp;gt;5f16f4c7f149ac4f9510d9cf8cf384038ad348b3bcdc01915f95de12df9d1b02&amp;lt;/code&amp;gt;&amp;lt;/p&amp;gt;&amp;#xA;&amp;#xA;&amp;lt;p&amp;gt;&amp;lt;a href=&amp;quot;http://emn178.github.io/online-tools/keccak_256.html&amp;quot; rel=&amp;quot;noreferrer&amp;quot;&amp;gt;Keccak-256&amp;lt;/a&amp;gt; = &amp;lt;code&amp;gt;5f16f4c7f149ac4f9510d9cf8cf384038ad348b3bcdc01915f95de12df9d1b02&amp;lt;/code&amp;gt;&amp;lt;/p&amp;gt;&amp;#xA;&amp;#xA;&amp;lt;p&amp;gt;&amp;lt;a href=&amp;quot;http://emn178.github.io/online-tools/sha3_256.html&amp;quot; rel=&amp;quot;noreferrer&amp;quot;&amp;gt;SHA3-256 (NIST Standard)&amp;lt;/a&amp;gt; = &amp;lt;code&amp;gt;7f5979fb78f082e8b1c676635db8795c4ac6faba03525fb708cb5fd68fd40c5e&amp;lt;/code&amp;gt;&amp;lt;/p&amp;gt;&amp;#xA; </text:p>
      <text:p text:style-name="P2"/>
      <text:p text:style-name="P1">Corresponding questions</text:p>
      <text:p text:style-name="P2"/>
      <text:p text:style-name="P2">111 <text:s text:c="3"/>&amp;lt;p&amp;gt;The Ethereum virtual machine has a large number of operation codes and base level instruction sets. <text:s/>Is a complete listing available?&amp;lt;/p&amp;gt;&amp;#xA;</text:p>
      <text:p text:style-name="P2"/>
      <text:p text:style-name="P2">Name: Body, dtype: object, 11259 <text:s text:c="3"/>&amp;lt;p&amp;gt;Simple and appropriate data organization can challenge Solidity newcomers. It <text:s/>wants us to organize everything in ways many of us aren’t accustomed <text:soft-page-break/>to.&amp;lt;/p&amp;gt;&amp;#xA;&amp;#xA;&amp;lt;p&amp;gt;Are there well-solved general patterns for routine on-chain data organization?&amp;lt;/p&amp;gt;&amp;#xA;</text:p>
      <text:p text:style-name="P2"/>
      <text:p text:style-name="P2">Name: Body, dtype: object, 522 <text:s text:c="3"/>&amp;lt;p&amp;gt;Many sources refer to the use of the &amp;quot;SHA3&amp;quot; cryptographic hash function within Ethereum, but the Ethereum project began before the SHA3 standard was finalised, and there was some &amp;lt;a href=&amp;quot;https://en.wikipedia.org/wiki/SHA-3#NIST_announcement_controversy&amp;quot;&amp;gt;confusion/controversy&amp;lt;/a&amp;gt; around the final parameters selected for the standard. <text:s/>&amp;lt;strong&amp;gt;Which function specifically did Ethereum actually end up with?&amp;lt;/strong&amp;gt; <text:s/>Is it the same as the actual SHA3 standard, or one of the variants within the standard? <text:s/>Or is it a parameterisation of &amp;lt;a href=&amp;quot;http://keccak.noekeon.org/&amp;quot;&amp;gt;Keccak&amp;lt;/a&amp;gt; that doesn't match any of the variants?&amp;lt;/p&amp;gt;&amp;#xA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9:28:12.374513857</meta:creation-date>
    <dc:date>2018-04-30T09:38:30.013246675</dc:date>
    <meta:editing-duration>PT10M18S</meta:editing-duration>
    <meta:editing-cycles>1</meta:editing-cycles>
    <meta:document-statistic meta:table-count="0" meta:image-count="0" meta:object-count="0" meta:page-count="8" meta:paragraph-count="19" meta:word-count="2285" meta:character-count="33255" meta:non-whitespace-character-count="25071"/>
    <meta:generator>LibreOffice/5.4.5.1$Linux_X86_64 LibreOffice_project/40m0$Build-1</meta:generator>
  </office:meta>
</office:document-meta>
</file>